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нтерфейс для подсистемы Link</text:p>
      <text:p text:style-name="Standard"><text:span text:style-name="T1"><text:tab/>Подсистема Link представляет из себя граничный элемент между телефонами и АТС. Служит для того, чтобы реализовывать протокол связи, обеспечивать параллельность вызовов, оптимизировать передачу сигналов. </text:span>Подсистема выделена чтобы скрыть детали реализации граничного класса. Это позволит легко переходить с одного оборудования (телефонные аппараты, АТС) на другое, не меняя протокол связи.</text:p>
      <text:p text:style-name="Standard"/>
      <text:p text:style-name="Standard">Сигнатура методов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litochka </meta:initial-creator>
    <meta:creation-date>2012-11-12T22:47:14</meta:creation-date>
    <meta:generator>LibreOffice/3.5$Linux_x86 LibreOffice_project/350m1$Build-2</meta:generator>
    <dc:date>2012-11-12T22:51:51</dc:date>
    <dc:creator>ulitochka </dc:creator>
    <meta:editing-duration>PT31S</meta:editing-duration>
    <meta:editing-cycles>2</meta:editing-cycles>
    <meta:document-statistic meta:table-count="0" meta:image-count="0" meta:object-count="0" meta:page-count="1" meta:paragraph-count="3" meta:word-count="54" meta:character-count="435" meta:non-whitespace-character-count="383"/>
  </office:meta>
</office:document-meta>
</file>